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9mm"/>
    </style:style>
    <style:style style:name="co2" style:family="table-column">
      <style:table-column-properties fo:break-before="auto" style:column-width="59.95mm"/>
    </style:style>
    <style:style style:name="co3" style:family="table-column">
      <style:table-column-properties fo:break-before="auto" style:column-width="32.53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43.76mm"/>
    </style:style>
    <style:style style:name="co7" style:family="table-column">
      <style:table-column-properties fo:break-before="auto" style:column-width="54.12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0.09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43.16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28.95mm" fo:break-before="auto" style:use-optimal-row-height="true"/>
    </style:style>
    <style:style style:name="ro5" style:family="table-row">
      <style:table-row-properties style:row-height="30.16mm" fo:break-before="auto" style:use-optimal-row-height="false"/>
    </style:style>
    <style:style style:name="ro6" style:family="table-row">
      <style:table-row-properties style:row-height="100.03mm" fo:break-before="auto" style:use-optimal-row-height="true"/>
    </style:style>
    <style:style style:name="ro7" style:family="table-row">
      <style:table-row-properties style:row-height="19.47mm" fo:break-before="auto" style:use-optimal-row-height="true"/>
    </style:style>
    <style:style style:name="ro8" style:family="table-row">
      <style:table-row-properties style:row-height="95.29mm" fo:break-before="auto" style:use-optimal-row-height="true"/>
    </style:style>
    <style:style style:name="ro9" style:family="table-row">
      <style:table-row-properties style:row-height="101.6mm" fo:break-before="auto" style:use-optimal-row-height="fals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5.12mm" fo:break-before="auto" style:use-optimal-row-height="true"/>
    </style:style>
    <style:style style:name="ro14" style:family="table-row">
      <style:table-row-properties style:row-height="51.15mm" fo:break-before="auto" style:use-optimal-row-height="true"/>
    </style:style>
    <style:style style:name="ro15" style:family="table-row">
      <style:table-row-properties style:row-height="24.27mm" fo:break-before="auto" style:use-optimal-row-height="true"/>
    </style:style>
    <style:style style:name="ro16" style:family="table-row">
      <style:table-row-properties style:row-height="20.46mm" fo:break-before="auto" style:use-optimal-row-height="true"/>
    </style:style>
    <style:style style:name="ro17" style:family="table-row">
      <style:table-row-properties style:row-height="30.69mm" fo:break-before="auto" style:use-optimal-row-height="true"/>
    </style:style>
    <style:style style:name="ro18" style:family="table-row">
      <style:table-row-properties style:row-height="92.08mm" fo:break-before="auto" style:use-optimal-row-height="true"/>
    </style:style>
    <style:style style:name="ro19" style:family="table-row">
      <style:table-row-properties style:row-height="56.27mm" fo:break-before="auto" style:use-optimal-row-height="true"/>
    </style:style>
    <style:style style:name="ro20" style:family="table-row">
      <style:table-row-properties style:row-height="15.35mm" fo:break-before="auto" style:use-optimal-row-height="true"/>
    </style:style>
    <style:style style:name="ro21" style:family="table-row">
      <style:table-row-properties style:row-height="35.81mm" fo:break-before="auto" style:use-optimal-row-height="true"/>
    </style:style>
    <style:style style:name="ro22" style:family="table-row">
      <style:table-row-properties style:row-height="25.58mm" fo:break-before="auto" style:use-optimal-row-height="true"/>
    </style:style>
    <style:style style:name="ro23" style:family="table-row">
      <style:table-row-properties style:row-height="102.31mm" fo:break-before="auto" style:use-optimal-row-height="true"/>
    </style:style>
    <style:style style:name="ta1" style:family="table" style:master-page-name="PageStyle_5f_version1">
      <style:table-properties table:display="true" style:writing-mode="lr-tb"/>
    </style:style>
    <style:style style:name="ta2" style:family="table" style:master-page-name="PageStyle_5f_version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37609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6"/>
        <table:table-column table:style-name="co8" table:default-cell-style-name="ce1"/>
        <table:table-column table:style-name="co9" table:default-cell-style-name="ce1"/>
        <table:table-column table:style-name="co4" table:number-columns-repeated="1013" table:default-cell-style-name="ce1"/>
        <table:table-row table:style-name="ro1">
          <table:table-cell/>
          <table:table-cell table:style-name="ce2" office:value-type="string" calcext:value-type="string">
            <text:p>Produit</text:p>
          </table:table-cell>
          <table:table-cell table:style-name="ce2" office:value-type="string" calcext:value-type="string">
            <text:p>Descriptif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Fabricant</text:p>
          </table:table-cell>
          <table:table-cell table:style-name="ce2" office:value-type="string" calcext:value-type="string">
            <text:p>Fournisseur</text:p>
          </table:table-cell>
          <table:table-cell table:style-name="ce2" office:value-type="string" calcext:value-type="string">
            <text:p>Prix (€) TTC</text:p>
          </table:table-cell>
          <table:table-cell table:style-name="ce2" office:value-type="string" calcext:value-type="string">
            <text:p>Délais de livraison</text:p>
          </table:table-cell>
          <table:table-cell table:style-name="ce5" office:value-type="string" calcext:value-type="string">
            <text:p>Coût(€)</text:p>
          </table:table-cell>
          <table:table-cell table:style-name="ce2" office:value-type="string" calcext:value-type="string">
            <text:p>Liens</text:p>
          </table:table-cell>
          <table:table-cell table:style-name="ce2" office:value-type="string" calcext:value-type="string">
            <text:p>Remarqu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améra</text:p>
          </table:table-cell>
          <table:table-cell office:value-type="string" calcext:value-type="string">
            <text:p><text:span text:style-name="T1">Allied Vision Mako </text:span></text:p>
            <text:p><text:span text:style-name="T1">G-234B (GigE Résolution: </text:span></text:p>
            <text:p><text:span text:style-name="T2">1.9 M</text:span><text:span text:style-name="T3"> </text:span></text:p>
            <text:p><text:span text:style-name="T1">Pixels: 1936*1216 </text:span></text:p>
            <text:p><text:span text:style-name="T4">Monochrome Taux d'Image :</text:span><text:span text:style-name="T5">60fps </text:span></text:p>
            <text:p><text:span text:style-name="T6">Profondeur de Pixel: </text:span><text:span text:style-name="T7">8/12</text:span><text:span text:style-name="T8"> Bit</text:span></text:p>
            <text:p><text:span text:style-name="T9">GigE Type de Capteur:</text:span><text:span text:style-name="T7">1/1,8"</text:span><text:span text:style-name="T10"> 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ied Vision</text:p>
          </table:table-cell>
          <table:table-cell office:value-type="string" calcext:value-type="string">
            <text:p>edmundoptic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3 jours</text:p>
          </table:table-cell>
          <table:table-cell table:formula="of:=[.G2]*[.D2]" office:value-type="float" office:value="1250" calcext:value-type="float">
            <text:p>1250</text:p>
          </table:table-cell>
          <table:table-cell table:style-name="ce7" office:value-type="string" calcext:value-type="string">
            <text:p><text:a xlink:href="https://www.edmundoptics.fr/p/allied-vision-mako-g-192b-118-monochrome-cmos-camera/3196/" xlink:type="simple">https://www.edmundoptics.fr/p/allied-vision-mako-g-192b-118-monochrome-cmos-camera/3196/</text:a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Câble conntectant caméra et Controller board(GPIO)</text:p>
          </table:table-cell>
          <table:table-cell office:value-type="string" calcext:value-type="string">
            <text:p>8-pin GPIO Hirose Connector, sans Cab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 components</text:p>
          </table:table-cell>
          <table:table-cell office:value-type="float" office:value="20.22" calcext:value-type="float">
            <text:p>20,22</text:p>
          </table:table-cell>
          <table:table-cell office:value-type="string" calcext:value-type="string">
            <text:p>3 jours</text:p>
          </table:table-cell>
          <table:table-cell table:style-name="ce1" table:formula="of:=[.G3]*[.D3]" office:value-type="float" office:value="40.44" calcext:value-type="float">
            <text:p>40,44</text:p>
          </table:table-cell>
          <table:table-cell table:style-name="ce7" office:value-type="string" calcext:value-type="string">
            <text:p><text:a xlink:href="https://fr.rs-online.com/web/p/connecteurs-circulaires-automobile-et-industriels/8278872/" xlink:type="simple">https://fr.rs-online.com/web/p/connecteurs-circulaires-automobile-et-industriels/8278872/</text:a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Câble conntectant caméra et Controller board(GigE)</text:p>
          </table:table-cell>
          <table:table-cell office:value-type="string" calcext:value-type="string">
            <text:p>Câble Ethernet catégorie 6;1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 components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2 jours</text:p>
          </table:table-cell>
          <table:table-cell table:style-name="ce1" table:formula="of:=[.G4]*[.D4]" office:value-type="float" office:value="7.64" calcext:value-type="float">
            <text:p>7,64</text:p>
          </table:table-cell>
          <table:table-cell table:style-name="ce7" office:value-type="string" calcext:value-type="string">
            <text:p><text:a xlink:href="https://fr.rs-online.com/web/p/cables-categorie-6/0411227/" xlink:type="simple">https://fr.rs-online.com/web/p/cables-categorie-6/0411227/</text:a>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ontroller board</text:p>
          </table:table-cell>
          <table:table-cell table:style-name="ce3" office:value-type="string" calcext:value-type="string">
            <text:p><text:span text:style-name="T2">Libre Computer Board ROC-RK3328-CC B10 (2GB RAM) </text:span><text:span text:style-name="T3">(4 ARM Cortex-A53 @ 1.4GHz;2 GB DDR4 RAM; 1 USB 3.0; </text:span><text:span text:style-name="T5">2 USB</text:span><text:span text:style-name="T3"> 2.0 ports;</text:span><text:span text:style-name="T5">1</text:span><text:span text:style-name="T3"> </text:span><text:span text:style-name="T5">Gigabit Ethernet</text:span><text:span text:style-name="T3"> 1000Mbit;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 Computer Project</text:p>
          </table:table-cell>
          <table:table-cell table:style-name="ce3" office:value-type="string" calcext:value-type="string">
            <text:p>Amazon(Les états Unis)</text:p>
          </table:table-cell>
          <table:table-cell table:style-name="ce3" office:value-type="float" office:value="65.71" calcext:value-type="float">
            <text:p>65,71</text:p>
          </table:table-cell>
          <table:table-cell office:value-type="string" calcext:value-type="string">
            <text:p>14 jour</text:p>
          </table:table-cell>
          <table:table-cell table:style-name="ce1" table:formula="of:=[.G5]*[.D5]" office:value-type="float" office:value="131.42" calcext:value-type="float">
            <text:p>131,42</text:p>
          </table:table-cell>
          <table:table-cell table:style-name="ce7" office:value-type="string" calcext:value-type="string">
            <text:p><text:a xlink:href="https://www.amazon.com/gp/product/B078RMQYHS/ref=ox_sc_act_title_2?smid=AAU5UPIIBDRLP&amp;psc=1" xlink:type="simple">https://www.amazon.com/gp/product/B078RMQYHS/ref=ox_sc_act_title_2?smid=AAU5UPIIBDRLP&amp;psc=1</text:a>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Carte mémoire</text:p>
          </table:table-cell>
          <table:table-cell office:value-type="string" calcext:value-type="string">
            <text:p>eMMC 5.x Module (64GB) Vitesse de lire (test): Théorique bande band passante 600 M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 Computer Project</text:p>
          </table:table-cell>
          <table:table-cell table:style-name="ce3" office:value-type="string" calcext:value-type="string">
            <text:p>Amazon(Les états Unis)</text:p>
          </table:table-cell>
          <table:table-cell table:style-name="ce3" office:value-type="float" office:value="65.57" calcext:value-type="float">
            <text:p>65,57</text:p>
          </table:table-cell>
          <table:table-cell office:value-type="string" calcext:value-type="string">
            <text:p>14 jour</text:p>
          </table:table-cell>
          <table:table-cell table:style-name="ce1" table:formula="of:=[.G6]*[.D6]" office:value-type="float" office:value="131.14" calcext:value-type="float">
            <text:p>131,14</text:p>
          </table:table-cell>
          <table:table-cell table:style-name="ce7" office:value-type="string" calcext:value-type="string">
            <text:p><text:a xlink:href="https://www.amazon.com/gp/product/B077D2WHHM/ref=ox_sc_act_title_3?smid=AAU5UPIIBDRLP&amp;psc=1" xlink:type="simple">https://www.amazon.com/gp/product/B077D2WHHM/ref=ox_sc_act_title_3?smid=AAU5UPIIBDRLP&amp;psc=1</text:a>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Boîtier pour Controller board</text:p>
          </table:table-cell>
          <table:table-cell office:value-type="string" calcext:value-type="string">
            <text:p><text:s/>Avec radia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RPi</text:p>
          </table:table-cell>
          <table:table-cell table:style-name="ce3" office:value-type="string" calcext:value-type="string">
            <text:p>Amazon(Les états Unis)</text:p>
          </table:table-cell>
          <table:table-cell table:style-name="ce3" office:value-type="float" office:value="16.85" calcext:value-type="float">
            <text:p>16,85</text:p>
          </table:table-cell>
          <table:table-cell office:value-type="string" calcext:value-type="string">
            <text:p>14 jour</text:p>
          </table:table-cell>
          <table:table-cell table:style-name="ce1" table:formula="of:=[.G7]*[.D7]" office:value-type="float" office:value="33.7" calcext:value-type="float">
            <text:p>33,7</text:p>
          </table:table-cell>
          <table:table-cell table:style-name="ce7" office:value-type="string" calcext:value-type="string">
            <text:p>https://www.amazon.com/LoveRPi-Active-Cooling-Raspberry-Computer/dp/B0792VGJHM/ref=pd_bxgy_147_img_2/136-2383992-7687644?_encoding=UTF8&amp;pd_rd_i=B0792VGJHM&amp;pd_rd_r=ee2a40d8-4b1a-11e9-8a59-37d10058a2a6&amp;pd_rd_w=CXEKo&amp;pd_rd_wg=uXvwq&amp;pf_rd_p=a2006322-0bc0-4db9-a08e-d168c18ce6f0&amp;pf_rd_r=NDFKSSM8K1FVR6ZA8RKQ&amp;psc=1&amp;refRID=NDFKSSM8K1FVR6ZA8RK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hargeur Adaptateur</text:p>
          </table:table-cell>
          <table:table-cell office:value-type="string" calcext:value-type="string">
            <text:p>5V 2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kru</text:p>
          </table:table-cell>
          <table:table-cell table:style-name="ce4" office:value-type="string" calcext:value-type="string">
            <text:p>Amazon</text:p>
          </table:table-cell>
          <table:table-cell table:style-name="ce4" office:value-type="float" office:value="6.69" calcext:value-type="float">
            <text:p>6,69</text:p>
          </table:table-cell>
          <table:table-cell office:value-type="string" calcext:value-type="string">
            <text:p>1 jour</text:p>
          </table:table-cell>
          <table:table-cell table:style-name="ce1" table:formula="of:=[.G8]*[.D8]" office:value-type="float" office:value="13.38" calcext:value-type="float">
            <text:p>13,38</text:p>
          </table:table-cell>
          <table:table-cell table:style-name="ce7" office:value-type="string" calcext:value-type="string">
            <text:p><text:a xlink:href="https://www.amazon.fr/Aukru-Adaptateur-Universel-téléphones-tablettes/dp/B00V07YR8I/ref=sr_1_6?ie=UTF8&amp;qid=1553090726&amp;sr=8-6&amp;keywords=adaptateur+5v+2a" xlink:type="simple">https://www.amazon.fr/Aukru-Adaptateur-Universel-t%C3%A9l%C3%A9phones-tablettes/dp/B00V07YR8I/ref=sr_1_6?ie=UTF8&amp;qid=1553090726&amp;sr=8-6&amp;keywords=adaptateur+5v+2a</text:a>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PS Adafruit Ultimate pour Raspberry Pi HAT(Sensibilité -165 dBm, mises à jour 10 Hz, 66 canau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S components</text:p>
          </table:table-cell>
          <table:table-cell office:value-type="float" office:value="41.06" calcext:value-type="float">
            <text:p>41,06</text:p>
          </table:table-cell>
          <table:table-cell office:value-type="string" calcext:value-type="string">
            <text:p>1 jour</text:p>
          </table:table-cell>
          <table:table-cell table:style-name="ce1" table:formula="of:=[.G9]*[.D9]" office:value-type="float" office:value="82.12" calcext:value-type="float">
            <text:p>82,12</text:p>
          </table:table-cell>
          <table:table-cell table:style-name="ce7" office:value-type="string" calcext:value-type="string">
            <text:p><text:a xlink:href="https://fr.rs-online.com/web/p/products/9054630/" xlink:type="simple">https://fr.rs-online.com/web/p/products/9054630/</text:a>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</text:p>
          </table:table-cell>
          <table:table-cell office:value-type="string" calcext:value-type="string">
            <text:p>Adaptateur conntectant Controller board et écra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Link</text:p>
          </table:table-cell>
          <table:table-cell office:value-type="string" calcext:value-type="string">
            <text:p>RS components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2 jours</text:p>
          </table:table-cell>
          <table:table-cell table:style-name="ce1" table:formula="of:=[.G10]*[.D10]" office:value-type="float" office:value="12.6" calcext:value-type="float">
            <text:p>12,6</text:p>
          </table:table-cell>
          <table:table-cell table:style-name="ce7" office:value-type="string" calcext:value-type="string">
            <text:p><text:a xlink:href="https://fr.rs-online.com/web/p/accessoires-kvm/9186819/" xlink:type="simple">https://fr.rs-online.com/web/p/accessoires-kvm/9186819/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/>
            <text:p>Câble coaxial, RF</text:p>
          </table:table-cell>
          <table:table-cell office:value-type="string" calcext:value-type="string">
            <text:p>50 Ω, câble utilisé pour la récepteur de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S components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1 jour</text:p>
          </table:table-cell>
          <table:table-cell table:style-name="ce1" table:formula="of:=[.G11]*[.D11]" office:value-type="float" office:value="20.2" calcext:value-type="float">
            <text:p>20,2</text:p>
          </table:table-cell>
          <table:table-cell table:style-name="ce7" office:value-type="string" calcext:value-type="string">
            <text:p><text:a xlink:href="https://fr.rs-online.com/web/p/products/7942897/" xlink:type="simple">https://fr.rs-online.com/web/p/products/7942897/</text:a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Chargeur portable(10400mAh, 5v,2,1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 components</text:p>
          </table:table-cell>
          <table:table-cell office:value-type="float" office:value="24.54" calcext:value-type="float">
            <text:p>24,54</text:p>
          </table:table-cell>
          <table:table-cell office:value-type="string" calcext:value-type="string">
            <text:p>2 jours</text:p>
          </table:table-cell>
          <table:table-cell table:formula="of:=[.G12]*[.D12]" office:value-type="float" office:value="49.08" calcext:value-type="float">
            <text:p>49,08</text:p>
          </table:table-cell>
          <table:table-cell table:style-name="ce7" office:value-type="string" calcext:value-type="string">
            <text:p><text:a xlink:href="https://fr.rs-online.com/web/p/products/7757517/" xlink:type="simple">https://fr.rs-online.com/web/p/products/7757517/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dule IMU</text:p>
          </table:table-cell>
          <table:table-cell office:value-type="string" calcext:value-type="string">
            <text:p>MPU9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meBruluee </text:p>
          </table:table-cell>
          <table:table-cell office:value-type="string" calcext:value-type="string">
            <text:p>Amazo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4 jours</text:p>
          </table:table-cell>
          <table:table-cell table:formula="of:=[.G13]*[.D13]" office:value-type="float" office:value="21.7" calcext:value-type="float">
            <text:p>21,7</text:p>
          </table:table-cell>
          <table:table-cell table:style-name="ce7" office:value-type="string" calcext:value-type="string">
            <text:p><text:a xlink:href="https://www.amazon.fr/gp/product/B07P5RR1KT/ref=ox_sc_act_title_11?smid=AC9IF09AE3CLZ&amp;psc=12&amp;keywords=sparkfun+9dof+razor+imu+m0" xlink:type="simple">https://www.amazon.fr/gp/product/B07P5RR1KT/ref=ox_sc_act_title_11?smid=AC9IF09AE3CLZ&amp;psc=12&amp;keywords=sparkfun+9dof+razor+imu+m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âbles sans Soudure <text:s/></text:p>
          </table:table-cell>
          <table:table-cell office:value-type="string" calcext:value-type="string">
            <text:p>20 cm (Femelle vers Femelle,40 p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vol</text:p>
          </table:table-cell>
          <table:table-cell office:value-type="string" calcext:value-type="string">
            <text:p>Amazon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1 jour</text:p>
          </table:table-cell>
          <table:table-cell table:formula="of:=[.G14]*[.D14]" office:value-type="float" office:value="7.9" calcext:value-type="float">
            <text:p>7,9</text:p>
          </table:table-cell>
          <table:table-cell table:style-name="ce7" office:value-type="string" calcext:value-type="string">
            <text:p><text:a xlink:href="https://www.amazon.fr/gp/product/B01LWAXJJS/ref=ox_sc_act_title_2?smid=A2KJIH09GLLC6P&amp;psc=1" xlink:type="simple">https://www.amazon.fr/gp/product/B01LWAXJJS/ref=ox_sc_act_title_2?smid=A2KJIH09GLLC6P&amp;psc=1</text:a>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y</text:p>
          </table:table-cell>
          <table:table-cell office:value-type="string" calcext:value-type="string">
            <text:p>Câbles sans Soudure <text:s/></text:p>
          </table:table-cell>
          <table:table-cell office:value-type="string" calcext:value-type="string">
            <text:p>20 cm (Femelle vers mâle,40 p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vol</text:p>
          </table:table-cell>
          <table:table-cell office:value-type="string" calcext:value-type="string">
            <text:p>Amazon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1 jour</text:p>
          </table:table-cell>
          <table:table-cell table:formula="of:=[.G15]*[.D15]" office:value-type="float" office:value="9.38" calcext:value-type="float">
            <text:p>9,38</text:p>
          </table:table-cell>
          <table:table-cell table:style-name="ce7" office:value-type="string" calcext:value-type="string">
            <text:p>https://www.amazon.fr/Neuftech%C2%AE-femelle-Dupont-Arduino-Breadboard/dp/B00M9XOCV4/ref=pd_sbs_107_3/257-0081634-4012116?_encoding=UTF8&amp;pd_rd_i=B00M9XOCV4&amp;pd_rd_r=a62bcfd0-4b1b-11e9-8898-f718114165f9&amp;pd_rd_w=Hqj75&amp;pd_rd_wg=SnPg2&amp;pf_rd_p=ce0bf35d-908d-4dcb-a083-3a6e21394b79&amp;pf_rd_r=SNEPQ4AWFJHCK492QWBM&amp;psc=1&amp;refRID=SNEPQ4AWFJHCK492QWBM 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y</text:p>
          </table:table-cell>
          <table:table-cell office:value-type="string" calcext:value-type="string">
            <text:p>Câbles sans Soudure <text:s/></text:p>
          </table:table-cell>
          <table:table-cell office:value-type="string" calcext:value-type="string">
            <text:p>10 cm (mâle vers mâle,40 p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vol</text:p>
          </table:table-cell>
          <table:table-cell office:value-type="string" calcext:value-type="string">
            <text:p>Amazon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1 jour</text:p>
          </table:table-cell>
          <table:table-cell table:formula="of:=[.G16]*[.D16]" office:value-type="float" office:value="9.98" calcext:value-type="float">
            <text:p>9,98</text:p>
          </table:table-cell>
          <table:table-cell table:style-name="ce7" office:value-type="string" calcext:value-type="string">
            <text:p>https://www.amazon.fr/40pcs-20cm-C%C3%A2bles-pour-BreadBoard/dp/B00YTKFRQO/ref=pd_sbs_107_4/257-0081634-4012116?_encoding=UTF8&amp;pd_rd_i=B00ENSOI5I&amp;pd_rd_r=a62bcfd0-4b1b-11e9-8898-f718114165f9&amp;pd_rd_w=Hqj75&amp;pd_rd_wg=SnPg2&amp;pf_rd_p=ce0bf35d-908d-4dcb-a083-3a6e21394b79&amp;pf_rd_r=SNEPQ4AWFJHCK492QWBM&amp;refRID=SNEPQ4AWFJHCK492QWBM&amp;th=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y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rduino</text:p>
          </table:table-cell>
          <table:table-cell office:value-type="string" calcext:value-type="string">
            <text:p>Amaz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 jours</text:p>
          </table:table-cell>
          <table:table-cell table:formula="of:=[.G17]*[.D17]"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https://www.amazon.fr/gp/product/B008GRTSV6/ref=ox_sc_act_title_2?smid=A1LKZYWRVOF5T2&amp;psc=1" xlink:type="simple">https://www.amazon.fr/gp/product/B008GRTSV6/ref=ox_sc_act_title_2?smid=A1LKZYWRVOF5T2&amp;psc=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âble Arduino</text:p>
          </table:table-cell>
          <table:table-cell office:value-type="string" calcext:value-type="string">
            <text:p>Câble USB A/B 0,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ch.com</text:p>
          </table:table-cell>
          <table:table-cell office:value-type="string" calcext:value-type="string">
            <text:p>Amazon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1 jour</text:p>
          </table:table-cell>
          <table:table-cell table:formula="of:=[.G18]*[.D18]" office:value-type="float" office:value="2.18" calcext:value-type="float">
            <text:p>2,18</text:p>
          </table:table-cell>
          <table:table-cell table:style-name="ce7" office:value-type="string" calcext:value-type="string">
            <text:p><text:a xlink:href="https://www.amazon.fr/gp/product/B006TPZEWE/ref=ox_sc_act_title_1?smid=A1X6FK5RDHNB96&amp;psc=1" xlink:type="simple">https://www.amazon.fr/gp/product/B006TPZEWE/ref=ox_sc_act_title_1?smid=A1X6FK5RDHNB96&amp;psc=1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stolet à Colle Chaude</text:p>
          </table:table-cell>
          <table:table-cell office:value-type="string" calcext:value-type="string">
            <text:p>Utilisé lorsqu'on sou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NAS</text:p>
          </table:table-cell>
          <table:table-cell office:value-type="string" calcext:value-type="string">
            <text:p>Amazon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1 jour</text:p>
          </table:table-cell>
          <table:table-cell table:formula="of:=[.G19]*[.D19]" office:value-type="float" office:value="14.81" calcext:value-type="float">
            <text:p>14,81</text:p>
          </table:table-cell>
          <table:table-cell table:style-name="ce7" office:value-type="string" calcext:value-type="string">
            <text:p><text:a xlink:href="https://www.amazon.fr/gp/product/B072M9MJGQ/ref=ox_sc_act_title_4?smid=A2EIJEODQLYTPY&amp;psc=1" xlink:type="simple">https://www.amazon.fr/gp/product/B072M9MJGQ/ref=ox_sc_act_title_4?smid=A2EIJEODQLYTPY&amp;psc=1</text:a>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Brucelles</text:p>
          </table:table-cell>
          <table:table-cell office:value-type="string" calcext:value-type="string">
            <text:p>Utilisé lorsqu'on sou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nysis</text:p>
          </table:table-cell>
          <table:table-cell office:value-type="string" calcext:value-type="string">
            <text:p>Amazon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4 jours</text:p>
          </table:table-cell>
          <table:table-cell table:formula="of:=[.G20]*[.D20]" office:value-type="float" office:value="6.99" calcext:value-type="float">
            <text:p>6,99</text:p>
          </table:table-cell>
          <table:table-cell table:style-name="ce7" office:value-type="string" calcext:value-type="string">
            <text:p><text:a xlink:href="https://www.amazon.fr/gp/product/B0154P73ZU/ref=ox_sc_act_title_5?smid=A14XJSV0UJFDN9&amp;psc=1" xlink:type="simple">https://www.amazon.fr/gp/product/B0154P73ZU/ref=ox_sc_act_title_5?smid=A14XJSV0UJFDN9&amp;psc=1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atine d'expérimentation</text:p>
          </table:table-cell>
          <table:table-cell office:value-type="string" calcext:value-type="string">
            <text:p>Utilisé pour tester des mod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hasd</text:p>
          </table:table-cell>
          <table:table-cell office:value-type="string" calcext:value-type="string">
            <text:p>Amazon</text:p>
          </table:table-cell>
          <table:table-cell office:value-type="float" office:value="5.89" calcext:value-type="float">
            <text:p>5,89</text:p>
          </table:table-cell>
          <table:table-cell office:value-type="string" calcext:value-type="string">
            <text:p>14 jours</text:p>
          </table:table-cell>
          <table:table-cell table:formula="of:=[.G21]*[.D21]" office:value-type="float" office:value="5.89" calcext:value-type="float">
            <text:p>5,89</text:p>
          </table:table-cell>
          <table:table-cell table:style-name="ce7" office:value-type="string" calcext:value-type="string">
            <text:p><text:a xlink:href="https://www.amazon.fr/gp/product/B00W3GS36W/ref=ox_sc_act_title_6?smid=ACVR5JKB028QH&amp;psc=1" xlink:type="simple">https://www.amazon.fr/gp/product/B00W3GS36W/ref=ox_sc_act_title_6?smid=ACVR5JKB028QH&amp;psc=1</text:a>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TL ver USB</text:p>
          </table:table-cell>
          <table:table-cell office:value-type="string" calcext:value-type="string">
            <text:p>Utilisé pour tester la porte serial de Controller board(CP2104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NOIOT</text:p>
          </table:table-cell>
          <table:table-cell office:value-type="string" calcext:value-type="string">
            <text:p>Amazon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2 jours</text:p>
          </table:table-cell>
          <table:table-cell table:style-name="ce1" table:formula="of:=[.G22]*[.D22]" office:value-type="float" office:value="18.56" calcext:value-type="float">
            <text:p>18,56</text:p>
          </table:table-cell>
          <table:table-cell table:style-name="ce7" office:value-type="string" calcext:value-type="string">
            <text:p><text:a xlink:href="https://www.amazon.fr/gp/product/B07N978W56/ref=ox_sc_act_title_8?smid=A3U3NV7MT8POQS&amp;psc=1" xlink:type="simple">https://www.amazon.fr/gp/product/B07N978W56/ref=ox_sc_act_title_8?smid=A3U3NV7MT8POQS&amp;psc=1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WIFI adaptateur</text:p>
          </table:table-cell>
          <table:table-cell office:value-type="string" calcext:value-type="string">
            <text:p>Utilisé pour connecter controller board à réa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AST</text:p>
          </table:table-cell>
          <table:table-cell office:value-type="string" calcext:value-type="string">
            <text:p>Amazon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2 jours</text:p>
          </table:table-cell>
          <table:table-cell table:style-name="ce1" table:formula="of:=[.G23]*[.D23]" office:value-type="float" office:value="20.32" calcext:value-type="float">
            <text:p>20,32</text:p>
          </table:table-cell>
          <table:table-cell table:style-name="ce7" office:value-type="string" calcext:value-type="string">
            <text:p><text:a xlink:href="https://www.amazon.fr/gp/product/B07D2C2J2V/ref=ox_sc_act_title_9?smid=A2W68NJA5YNXUP&amp;psc=1" xlink:type="simple">https://www.amazon.fr/gp/product/B07D2C2J2V/ref=ox_sc_act_title_9?smid=A2W68NJA5YNXUP&amp;psc=1</text:a></text:p>
          </table:table-cell>
          <table:table-cell table:number-columns-repeated="1014"/>
        </table:table-row>
        <table:table-row table:style-name="ro10">
          <table:table-cell table:number-columns-repeated="8"/>
          <table:table-cell table:style-name="ce1" table:formula="of:=SUM([.I2:.I23])" office:value-type="float" office:value="1910.43" calcext:value-type="float">
            <text:p>1910,43</text:p>
          </table:table-cell>
          <table:table-cell table:number-columns-repeated="1015"/>
        </table:table-row>
        <table:table-row table:style-name="ro12" table:number-rows-repeated="104855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version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6"/>
        <table:table-column table:style-name="co8" table:default-cell-style-name="ce1"/>
        <table:table-column table:style-name="co9" table:default-cell-style-name="ce1"/>
        <table:table-column table:style-name="co4" table:number-columns-repeated="1014" table:default-cell-style-name="ce1"/>
        <table:table-row table:style-name="ro13">
          <table:table-cell table:style-name="ce2" office:value-type="string" calcext:value-type="string">
            <text:p>Produit</text:p>
          </table:table-cell>
          <table:table-cell table:style-name="ce2" office:value-type="string" calcext:value-type="string">
            <text:p>Descriptif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Fabricant</text:p>
          </table:table-cell>
          <table:table-cell table:style-name="ce2" office:value-type="string" calcext:value-type="string">
            <text:p>Fournisseur</text:p>
          </table:table-cell>
          <table:table-cell table:style-name="ce2" office:value-type="string" calcext:value-type="string">
            <text:p>Prix (€) TTC</text:p>
          </table:table-cell>
          <table:table-cell table:style-name="ce2" office:value-type="string" calcext:value-type="string">
            <text:p>Délais de livraison</text:p>
          </table:table-cell>
          <table:table-cell table:style-name="ce5" office:value-type="string" calcext:value-type="string">
            <text:p>Coût(€)</text:p>
          </table:table-cell>
          <table:table-cell table:style-name="ce2" office:value-type="string" calcext:value-type="string">
            <text:p>Liens</text:p>
          </table:table-cell>
          <table:table-cell table:style-name="ce2" office:value-type="string" calcext:value-type="string">
            <text:p>Remarqu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Caméra</text:p>
          </table:table-cell>
          <table:table-cell office:value-type="string" calcext:value-type="string">
            <text:p><text:span text:style-name="T1">Allied Vision Mako </text:span></text:p>
            <text:p><text:span text:style-name="T1">G-234B (GigE Résolution: </text:span></text:p>
            <text:p><text:span text:style-name="T2">2.35 M</text:span><text:span text:style-name="T3"> </text:span></text:p>
            <text:p><text:span text:style-name="T1">Pixels: 1936*1216 </text:span></text:p>
            <text:p><text:span text:style-name="T4">Monochrome Taux d'Image :</text:span><text:span text:style-name="T5">40fps </text:span></text:p>
            <text:p><text:span text:style-name="T6">Profondeur de Pixel: </text:span><text:span text:style-name="T7">10/12</text:span><text:span text:style-name="T8"> Bit</text:span></text:p>
            <text:p><text:span text:style-name="T9">GigE Type de Capteur:</text:span><text:span text:style-name="T7">1/1,2"</text:span><text:span text:style-name="T10"> 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ied Vision</text:p>
          </table:table-cell>
          <table:table-cell office:value-type="string" calcext:value-type="string">
            <text:p>edmundoptic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 jours</text:p>
          </table:table-cell>
          <table:table-cell table:formula="of:=[.F2]*[.C2]" office:value-type="float" office:value="1450" calcext:value-type="float">
            <text:p>1450</text:p>
          </table:table-cell>
          <table:table-cell table:style-name="ce7" office:value-type="string" calcext:value-type="string">
            <text:p><text:a xlink:href="https://www.edmundoptics.com/p/allied-vision-mako-g-234b-112-monochrome-cmos-camera/3608/" xlink:type="simple">https://www.edmundoptics.com/p/allied-vision-mako-g-234b-112-monochrome-cmos-camera/3608/</text:a>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Monture Adaptatrice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ied Vision</text:p>
          </table:table-cell>
          <table:table-cell office:value-type="string" calcext:value-type="string">
            <text:p>edmundoptic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 jours</text:p>
          </table:table-cell>
          <table:table-cell table:formula="of:=[.C3]*[.F3]" office:value-type="float" office:value="90" calcext:value-type="float">
            <text:p>90</text:p>
          </table:table-cell>
          <table:table-cell table:style-name="ce7" office:value-type="string" calcext:value-type="string">
            <text:p>https://www.edmundoptics.com/p/-20-Mounting-Adapter-for-Mako/30735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âble conntectant caméra et Controller board(GPIO)</text:p>
          </table:table-cell>
          <table:table-cell office:value-type="string" calcext:value-type="string">
            <text:p>8-pin GPIO Hirose Connector, 1m Cab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IR</text:p>
          </table:table-cell>
          <table:table-cell office:value-type="string" calcext:value-type="string">
            <text:p>edmundoptic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 jours</text:p>
          </table:table-cell>
          <table:table-cell table:style-name="ce1" table:formula="of:=[.F4]*[.C4]" office:value-type="float" office:value="130" calcext:value-type="float">
            <text:p>130</text:p>
          </table:table-cell>
          <table:table-cell table:style-name="ce7" office:value-type="string" calcext:value-type="string">
            <text:p><text:a xlink:href="https://www.edmundoptics.fr/p/8-pin-GPIO-Hirose-Connector-1m-Cable/30344/" xlink:type="simple">https://www.edmundoptics.fr/p/8-pin-GPIO-Hirose-Connector-1m-Cable/30344/</text:a>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Câble conntectant caméra et Controller board(GigE)</text:p>
          </table:table-cell>
          <table:table-cell office:value-type="string" calcext:value-type="string">
            <text:p>Câble Ethernet catégorie 6;1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 components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2 jours</text:p>
          </table:table-cell>
          <table:table-cell table:style-name="ce1" table:formula="of:=[.F5]*[.C5]" office:value-type="float" office:value="7.64" calcext:value-type="float">
            <text:p>7,64</text:p>
          </table:table-cell>
          <table:table-cell table:style-name="ce7" office:value-type="string" calcext:value-type="string">
            <text:p><text:a xlink:href="https://fr.rs-online.com/web/p/cables-categorie-6/0411227/" xlink:type="simple">https://fr.rs-online.com/web/p/cables-categorie-6/0411227/</text:a></text:p>
          </table:table-cell>
          <table:table-cell table:number-columns-repeated="1015"/>
        </table:table-row>
        <table:table-row table:style-name="ro17">
          <table:table-cell office:value-type="string" calcext:value-type="string">
            <text:p>Controller board</text:p>
          </table:table-cell>
          <table:table-cell table:style-name="ce3" office:value-type="string" calcext:value-type="string">
            <text:p><text:span text:style-name="T2">Libre Computer Board ROC-RK3328-CC B10 (2GB RAM) </text:span><text:span text:style-name="T3">(4 ARM Cortex-A53 @ 1.4GHz;2 GB DDR4 RAM; 1 USB 3.0; </text:span><text:span text:style-name="T5">2 USB</text:span><text:span text:style-name="T3"> 2.0 ports;</text:span><text:span text:style-name="T5">1</text:span><text:span text:style-name="T3"> </text:span><text:span text:style-name="T5">Gigabit Ethernet</text:span><text:span text:style-name="T3"> 1000Mbit;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 Computer Project</text:p>
          </table:table-cell>
          <table:table-cell table:style-name="ce3" office:value-type="string" calcext:value-type="string">
            <text:p>Amazon(Les états Unis)</text:p>
          </table:table-cell>
          <table:table-cell table:style-name="ce3" office:value-type="float" office:value="65.71" calcext:value-type="float">
            <text:p>65,71</text:p>
          </table:table-cell>
          <table:table-cell office:value-type="string" calcext:value-type="string">
            <text:p>14 jour</text:p>
          </table:table-cell>
          <table:table-cell table:style-name="ce1" table:formula="of:=[.F6]*[.C6]" office:value-type="float" office:value="131.42" calcext:value-type="float">
            <text:p>131,42</text:p>
          </table:table-cell>
          <table:table-cell table:style-name="ce7" office:value-type="string" calcext:value-type="string">
            <text:p><text:a xlink:href="https://www.amazon.com/gp/product/B078RMQYHS/ref=ox_sc_act_title_2?smid=AAU5UPIIBDRLP&amp;psc=1" xlink:type="simple">https://www.amazon.com/gp/product/B078RMQYHS/ref=ox_sc_act_title_2?smid=AAU5UPIIBDRLP&amp;psc=1</text:a>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arte mémoire</text:p>
          </table:table-cell>
          <table:table-cell office:value-type="string" calcext:value-type="string">
            <text:p>eMMC 5.x Module (64GB) Vitesse de lire (test): Théorique bande band passante 600 M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 Computer Project</text:p>
          </table:table-cell>
          <table:table-cell table:style-name="ce3" office:value-type="string" calcext:value-type="string">
            <text:p>Amazon(Les états Unis)</text:p>
          </table:table-cell>
          <table:table-cell table:style-name="ce3" office:value-type="float" office:value="65.57" calcext:value-type="float">
            <text:p>65,57</text:p>
          </table:table-cell>
          <table:table-cell office:value-type="string" calcext:value-type="string">
            <text:p>14 jour</text:p>
          </table:table-cell>
          <table:table-cell table:style-name="ce1" table:formula="of:=[.F7]*[.C7]" office:value-type="float" office:value="131.14" calcext:value-type="float">
            <text:p>131,14</text:p>
          </table:table-cell>
          <table:table-cell table:style-name="ce7" office:value-type="string" calcext:value-type="string">
            <text:p><text:a xlink:href="https://www.amazon.com/gp/product/B077D2WHHM/ref=ox_sc_act_title_3?smid=AAU5UPIIBDRLP&amp;psc=1" xlink:type="simple">https://www.amazon.com/gp/product/B077D2WHHM/ref=ox_sc_act_title_3?smid=AAU5UPIIBDRLP&amp;psc=1</text:a>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Boîtier pour Controller board</text:p>
          </table:table-cell>
          <table:table-cell office:value-type="string" calcext:value-type="string">
            <text:p><text:s/>Avec radia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RPi</text:p>
          </table:table-cell>
          <table:table-cell table:style-name="ce3" office:value-type="string" calcext:value-type="string">
            <text:p>Amazon(Les états Unis)</text:p>
          </table:table-cell>
          <table:table-cell table:style-name="ce3" office:value-type="float" office:value="16.85" calcext:value-type="float">
            <text:p>16,85</text:p>
          </table:table-cell>
          <table:table-cell office:value-type="string" calcext:value-type="string">
            <text:p>14 jour</text:p>
          </table:table-cell>
          <table:table-cell table:style-name="ce1" table:formula="of:=[.F8]*[.C8]" office:value-type="float" office:value="33.7" calcext:value-type="float">
            <text:p>33,7</text:p>
          </table:table-cell>
          <table:table-cell table:style-name="ce7" office:value-type="string" calcext:value-type="string">
            <text:p>https://www.amazon.com/LoveRPi-Active-Cooling-Raspberry-Computer/dp/B0792VGJHM/ref=pd_bxgy_147_img_2/136-2383992-7687644?_encoding=UTF8&amp;pd_rd_i=B0792VGJHM&amp;pd_rd_r=ee2a40d8-4b1a-11e9-8a59-37d10058a2a6&amp;pd_rd_w=CXEKo&amp;pd_rd_wg=uXvwq&amp;pf_rd_p=a2006322-0bc0-4db9-a08e-d168c18ce6f0&amp;pf_rd_r=NDFKSSM8K1FVR6ZA8RKQ&amp;psc=1&amp;refRID=NDFKSSM8K1FVR6ZA8RKQ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Chargeur Adaptateur</text:p>
          </table:table-cell>
          <table:table-cell office:value-type="string" calcext:value-type="string">
            <text:p>5V 2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kru</text:p>
          </table:table-cell>
          <table:table-cell table:style-name="ce4" office:value-type="string" calcext:value-type="string">
            <text:p>Amazon</text:p>
          </table:table-cell>
          <table:table-cell table:style-name="ce4" office:value-type="float" office:value="6.69" calcext:value-type="float">
            <text:p>6,69</text:p>
          </table:table-cell>
          <table:table-cell office:value-type="string" calcext:value-type="string">
            <text:p>1 jour</text:p>
          </table:table-cell>
          <table:table-cell table:style-name="ce1" table:formula="of:=[.F9]*[.C9]" office:value-type="float" office:value="13.38" calcext:value-type="float">
            <text:p>13,38</text:p>
          </table:table-cell>
          <table:table-cell table:style-name="ce7" office:value-type="string" calcext:value-type="string">
            <text:p><text:a xlink:href="https://www.amazon.fr/Aukru-Adaptateur-Universel-téléphones-tablettes/dp/B00V07YR8I/ref=sr_1_6?ie=UTF8&amp;qid=1553090726&amp;sr=8-6&amp;keywords=adaptateur+5v+2a" xlink:type="simple">https://www.amazon.fr/Aukru-Adaptateur-Universel-t%C3%A9l%C3%A9phones-tablettes/dp/B00V07YR8I/ref=sr_1_6?ie=UTF8&amp;qid=1553090726&amp;sr=8-6&amp;keywords=adaptateur+5v+2a</text:a>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GPS</text:p>
          </table:table-cell>
          <table:table-cell office:value-type="string" calcext:value-type="string">
            <text:p>GPS Adafruit Ultimate pour Raspberry Pi HAT(Sensibilité -165 dBm, mises à jour 10 Hz, 66 canau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S components</text:p>
          </table:table-cell>
          <table:table-cell office:value-type="float" office:value="41.06" calcext:value-type="float">
            <text:p>41,06</text:p>
          </table:table-cell>
          <table:table-cell office:value-type="string" calcext:value-type="string">
            <text:p>1 jour</text:p>
          </table:table-cell>
          <table:table-cell table:style-name="ce1" table:formula="of:=[.F10]*[.C10]" office:value-type="float" office:value="82.12" calcext:value-type="float">
            <text:p>82,12</text:p>
          </table:table-cell>
          <table:table-cell table:style-name="ce7" office:value-type="string" calcext:value-type="string">
            <text:p><text:a xlink:href="https://fr.rs-online.com/web/p/products/9054630/" xlink:type="simple">https://fr.rs-online.com/web/p/products/9054630/</text:a>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Adaptateur conntectant Controller board et écra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Link</text:p>
          </table:table-cell>
          <table:table-cell office:value-type="string" calcext:value-type="string">
            <text:p>RS components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2 jours</text:p>
          </table:table-cell>
          <table:table-cell table:style-name="ce1" table:formula="of:=[.F11]*[.C11]" office:value-type="float" office:value="12.6" calcext:value-type="float">
            <text:p>12,6</text:p>
          </table:table-cell>
          <table:table-cell table:style-name="ce7" office:value-type="string" calcext:value-type="string">
            <text:p><text:a xlink:href="https://fr.rs-online.com/web/p/accessoires-kvm/9186819/" xlink:type="simple">https://fr.rs-online.com/web/p/accessoires-kvm/9186819/</text:a>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/>
            <text:p>Câble coaxial, RF</text:p>
          </table:table-cell>
          <table:table-cell office:value-type="string" calcext:value-type="string">
            <text:p>50 Ω, câble utilisé pour la récepteur de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S components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1 jour</text:p>
          </table:table-cell>
          <table:table-cell table:style-name="ce1" table:formula="of:=[.F12]*[.C12]" office:value-type="float" office:value="20.2" calcext:value-type="float">
            <text:p>20,2</text:p>
          </table:table-cell>
          <table:table-cell table:style-name="ce7" office:value-type="string" calcext:value-type="string">
            <text:p><text:a xlink:href="https://fr.rs-online.com/web/p/products/7942897/" xlink:type="simple">https://fr.rs-online.com/web/p/products/7942897/</text:a>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Batterie</text:p>
          </table:table-cell>
          <table:table-cell office:value-type="string" calcext:value-type="string">
            <text:p>Chargeur portable(10400mAh, 5v,2,1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 components</text:p>
          </table:table-cell>
          <table:table-cell office:value-type="float" office:value="24.54" calcext:value-type="float">
            <text:p>24,54</text:p>
          </table:table-cell>
          <table:table-cell office:value-type="string" calcext:value-type="string">
            <text:p>2 jours</text:p>
          </table:table-cell>
          <table:table-cell table:formula="of:=[.F13]*[.C13]" office:value-type="float" office:value="49.08" calcext:value-type="float">
            <text:p>49,08</text:p>
          </table:table-cell>
          <table:table-cell table:style-name="ce7" office:value-type="string" calcext:value-type="string">
            <text:p><text:a xlink:href="https://fr.rs-online.com/web/p/products/7757517/" xlink:type="simple">https://fr.rs-online.com/web/p/products/7757517/</text:a>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Module IMU</text:p>
          </table:table-cell>
          <table:table-cell office:value-type="string" calcext:value-type="string">
            <text:p>MPU9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meBruluee </text:p>
          </table:table-cell>
          <table:table-cell office:value-type="string" calcext:value-type="string">
            <text:p>Amazo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4 jours</text:p>
          </table:table-cell>
          <table:table-cell table:formula="of:=[.F14]*[.C14]" office:value-type="float" office:value="21.7" calcext:value-type="float">
            <text:p>21,7</text:p>
          </table:table-cell>
          <table:table-cell table:style-name="ce7" office:value-type="string" calcext:value-type="string">
            <text:p><text:a xlink:href="https://www.amazon.fr/gp/product/B07P5RR1KT/ref=ox_sc_act_title_11?smid=AC9IF09AE3CLZ&amp;psc=12&amp;keywords=sparkfun+9dof+razor+imu+m0" xlink:type="simple">https://www.amazon.fr/gp/product/B07P5RR1KT/ref=ox_sc_act_title_11?smid=AC9IF09AE3CLZ&amp;psc=12&amp;keywords=sparkfun+9dof+razor+imu+m0</text:a>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Câbles sans Soudure <text:s/></text:p>
          </table:table-cell>
          <table:table-cell office:value-type="string" calcext:value-type="string">
            <text:p>20 cm (Femelle vers Femelle,40 p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vol</text:p>
          </table:table-cell>
          <table:table-cell office:value-type="string" calcext:value-type="string">
            <text:p>Amazon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1 jour</text:p>
          </table:table-cell>
          <table:table-cell table:formula="of:=[.F15]*[.C15]" office:value-type="float" office:value="7.9" calcext:value-type="float">
            <text:p>7,9</text:p>
          </table:table-cell>
          <table:table-cell table:style-name="ce7" office:value-type="string" calcext:value-type="string">
            <text:p><text:a xlink:href="https://www.amazon.fr/gp/product/B01LWAXJJS/ref=ox_sc_act_title_2?smid=A2KJIH09GLLC6P&amp;psc=1" xlink:type="simple">https://www.amazon.fr/gp/product/B01LWAXJJS/ref=ox_sc_act_title_2?smid=A2KJIH09GLLC6P&amp;psc=1</text:a>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Câbles sans Soudure <text:s/></text:p>
          </table:table-cell>
          <table:table-cell office:value-type="string" calcext:value-type="string">
            <text:p>20 cm (Femelle vers mâle,40 p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vol</text:p>
          </table:table-cell>
          <table:table-cell office:value-type="string" calcext:value-type="string">
            <text:p>Amazon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1 jour</text:p>
          </table:table-cell>
          <table:table-cell table:formula="of:=[.F16]*[.C16]" office:value-type="float" office:value="9.38" calcext:value-type="float">
            <text:p>9,38</text:p>
          </table:table-cell>
          <table:table-cell table:style-name="ce7" office:value-type="string" calcext:value-type="string">
            <text:p>https://www.amazon.fr/Neuftech%C2%AE-femelle-Dupont-Arduino-Breadboard/dp/B00M9XOCV4/ref=pd_sbs_107_3/257-0081634-4012116?_encoding=UTF8&amp;pd_rd_i=B00M9XOCV4&amp;pd_rd_r=a62bcfd0-4b1b-11e9-8898-f718114165f9&amp;pd_rd_w=Hqj75&amp;pd_rd_wg=SnPg2&amp;pf_rd_p=ce0bf35d-908d-4dcb-a083-3a6e21394b79&amp;pf_rd_r=SNEPQ4AWFJHCK492QWBM&amp;psc=1&amp;refRID=SNEPQ4AWFJHCK492QWBM 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âbles sans Soudure <text:s/></text:p>
          </table:table-cell>
          <table:table-cell office:value-type="string" calcext:value-type="string">
            <text:p>10 cm (mâle vers mâle,40 p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vol</text:p>
          </table:table-cell>
          <table:table-cell office:value-type="string" calcext:value-type="string">
            <text:p>Amazon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1 jour</text:p>
          </table:table-cell>
          <table:table-cell table:formula="of:=[.F17]*[.C17]" office:value-type="float" office:value="9.98" calcext:value-type="float">
            <text:p>9,98</text:p>
          </table:table-cell>
          <table:table-cell table:style-name="ce7" office:value-type="string" calcext:value-type="string">
            <text:p>https://www.amazon.fr/40pcs-20cm-C%C3%A2bles-pour-BreadBoard/dp/B00YTKFRQO/ref=pd_sbs_107_4/257-0081634-4012116?_encoding=UTF8&amp;pd_rd_i=B00ENSOI5I&amp;pd_rd_r=a62bcfd0-4b1b-11e9-8898-f718114165f9&amp;pd_rd_w=Hqj75&amp;pd_rd_wg=SnPg2&amp;pf_rd_p=ce0bf35d-908d-4dcb-a083-3a6e21394b79&amp;pf_rd_r=SNEPQ4AWFJHCK492QWBM&amp;refRID=SNEPQ4AWFJHCK492QWBM&amp;th=1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Arduino</text:p>
          </table:table-cell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rduino</text:p>
          </table:table-cell>
          <table:table-cell office:value-type="string" calcext:value-type="string">
            <text:p>Amaz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 jours</text:p>
          </table:table-cell>
          <table:table-cell table:formula="of:=[.F18]*[.C18]"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https://www.amazon.fr/gp/product/B008GRTSV6/ref=ox_sc_act_title_2?smid=A1LKZYWRVOF5T2&amp;psc=1" xlink:type="simple">https://www.amazon.fr/gp/product/B008GRTSV6/ref=ox_sc_act_title_2?smid=A1LKZYWRVOF5T2&amp;psc=1</text:a>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Câble Arduino</text:p>
          </table:table-cell>
          <table:table-cell office:value-type="string" calcext:value-type="string">
            <text:p>Câble USB A/B 0,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ch.com</text:p>
          </table:table-cell>
          <table:table-cell office:value-type="string" calcext:value-type="string">
            <text:p>Amazon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1 jour</text:p>
          </table:table-cell>
          <table:table-cell table:formula="of:=[.F19]*[.C19]" office:value-type="float" office:value="2.18" calcext:value-type="float">
            <text:p>2,18</text:p>
          </table:table-cell>
          <table:table-cell table:style-name="ce7" office:value-type="string" calcext:value-type="string">
            <text:p><text:a xlink:href="https://www.amazon.fr/gp/product/B006TPZEWE/ref=ox_sc_act_title_1?smid=A1X6FK5RDHNB96&amp;psc=1" xlink:type="simple">https://www.amazon.fr/gp/product/B006TPZEWE/ref=ox_sc_act_title_1?smid=A1X6FK5RDHNB96&amp;psc=1</text:a>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Pistolet à Colle Chaude</text:p>
          </table:table-cell>
          <table:table-cell office:value-type="string" calcext:value-type="string">
            <text:p>Utilisé lorsqu'on sou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NAS</text:p>
          </table:table-cell>
          <table:table-cell office:value-type="string" calcext:value-type="string">
            <text:p>Amazon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1 jour</text:p>
          </table:table-cell>
          <table:table-cell table:formula="of:=[.F20]*[.C20]" office:value-type="float" office:value="14.81" calcext:value-type="float">
            <text:p>14,81</text:p>
          </table:table-cell>
          <table:table-cell table:style-name="ce7" office:value-type="string" calcext:value-type="string">
            <text:p><text:a xlink:href="https://www.amazon.fr/gp/product/B072M9MJGQ/ref=ox_sc_act_title_4?smid=A2EIJEODQLYTPY&amp;psc=1" xlink:type="simple">https://www.amazon.fr/gp/product/B072M9MJGQ/ref=ox_sc_act_title_4?smid=A2EIJEODQLYTPY&amp;psc=1</text:a>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Brucelles</text:p>
          </table:table-cell>
          <table:table-cell office:value-type="string" calcext:value-type="string">
            <text:p>Utilisé lorsqu'on sou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nysis</text:p>
          </table:table-cell>
          <table:table-cell office:value-type="string" calcext:value-type="string">
            <text:p>Amazon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4 jours</text:p>
          </table:table-cell>
          <table:table-cell table:formula="of:=[.F21]*[.C21]" office:value-type="float" office:value="6.99" calcext:value-type="float">
            <text:p>6,99</text:p>
          </table:table-cell>
          <table:table-cell table:style-name="ce7" office:value-type="string" calcext:value-type="string">
            <text:p><text:a xlink:href="https://www.amazon.fr/gp/product/B0154P73ZU/ref=ox_sc_act_title_5?smid=A14XJSV0UJFDN9&amp;psc=1" xlink:type="simple">https://www.amazon.fr/gp/product/B0154P73ZU/ref=ox_sc_act_title_5?smid=A14XJSV0UJFDN9&amp;psc=1</text:a>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Platine d'expérimentation</text:p>
          </table:table-cell>
          <table:table-cell office:value-type="string" calcext:value-type="string">
            <text:p>Utilisé pour tester des mod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hasd</text:p>
          </table:table-cell>
          <table:table-cell office:value-type="string" calcext:value-type="string">
            <text:p>Amazon</text:p>
          </table:table-cell>
          <table:table-cell office:value-type="float" office:value="5.89" calcext:value-type="float">
            <text:p>5,89</text:p>
          </table:table-cell>
          <table:table-cell office:value-type="string" calcext:value-type="string">
            <text:p>14 jours</text:p>
          </table:table-cell>
          <table:table-cell table:formula="of:=[.F22]*[.C22]" office:value-type="float" office:value="5.89" calcext:value-type="float">
            <text:p>5,89</text:p>
          </table:table-cell>
          <table:table-cell table:style-name="ce7" office:value-type="string" calcext:value-type="string">
            <text:p><text:a xlink:href="https://www.amazon.fr/gp/product/B00W3GS36W/ref=ox_sc_act_title_6?smid=ACVR5JKB028QH&amp;psc=1" xlink:type="simple">https://www.amazon.fr/gp/product/B00W3GS36W/ref=ox_sc_act_title_6?smid=ACVR5JKB028QH&amp;psc=1</text:a>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TTL ver USB</text:p>
          </table:table-cell>
          <table:table-cell office:value-type="string" calcext:value-type="string">
            <text:p>Utilisé pour tester la porte serial de Controller board(CP2104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NOIOT</text:p>
          </table:table-cell>
          <table:table-cell office:value-type="string" calcext:value-type="string">
            <text:p>Amazon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2 jours</text:p>
          </table:table-cell>
          <table:table-cell table:style-name="ce1" table:formula="of:=[.F23]*[.C23]" office:value-type="float" office:value="18.56" calcext:value-type="float">
            <text:p>18,56</text:p>
          </table:table-cell>
          <table:table-cell table:style-name="ce7" office:value-type="string" calcext:value-type="string">
            <text:p><text:a xlink:href="https://www.amazon.fr/gp/product/B07N978W56/ref=ox_sc_act_title_8?smid=A3U3NV7MT8POQS&amp;psc=1" xlink:type="simple">https://www.amazon.fr/gp/product/B07N978W56/ref=ox_sc_act_title_8?smid=A3U3NV7MT8POQS&amp;psc=1</text:a>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USB WIFI adaptateur</text:p>
          </table:table-cell>
          <table:table-cell office:value-type="string" calcext:value-type="string">
            <text:p>Utilisé pour connecter controller board à réa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AST</text:p>
          </table:table-cell>
          <table:table-cell office:value-type="string" calcext:value-type="string">
            <text:p>Amazon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2 jours</text:p>
          </table:table-cell>
          <table:table-cell table:style-name="ce1" table:formula="of:=[.F24]*[.C24]" office:value-type="float" office:value="20.32" calcext:value-type="float">
            <text:p>20,32</text:p>
          </table:table-cell>
          <table:table-cell table:style-name="ce7" office:value-type="string" calcext:value-type="string">
            <text:p><text:a xlink:href="https://www.amazon.fr/gp/product/B07D2C2J2V/ref=ox_sc_act_title_9?smid=A2W68NJA5YNXUP&amp;psc=1" xlink:type="simple">https://www.amazon.fr/gp/product/B07D2C2J2V/ref=ox_sc_act_title_9?smid=A2W68NJA5YNXUP&amp;psc=1</text:a></text:p>
          </table:table-cell>
          <table:table-cell table:number-columns-repeated="1015"/>
        </table:table-row>
        <table:table-row table:style-name="ro13">
          <table:table-cell table:number-columns-repeated="7"/>
          <table:table-cell table:style-name="ce1" table:formula="of:=SUM([.H2:.H24])" office:value-type="float" office:value="2289.99" calcext:value-type="float">
            <text:p>2289,99</text:p>
          </table:table-cell>
          <table:table-cell table:number-columns-repeated="1016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1" style:display-name="PageStyle_versio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2" style:display-name="PageStyle_versio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9-04-17T12:03:46.219087566</dc:date>
    <meta:editing-cycles>11</meta:editing-cycles>
    <meta:editing-duration>PT1H1M40S</meta:editing-duration>
    <meta:generator>LibreOffice/6.0.7.3$Linux_X86_64 LibreOffice_project/00m0$Build-3</meta:generator>
    <meta:document-statistic meta:table-count="2" meta:cell-count="4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